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paragraph-rsid="001140af"/>
    </style:style>
    <style:style style:name="P2" style:family="paragraph" style:parent-style-name="Standard">
      <style:text-properties officeooo:paragraph-rsid="0012db47"/>
    </style:style>
    <style:style style:name="P3" style:family="paragraph" style:parent-style-name="Standard">
      <style:text-properties officeooo:paragraph-rsid="0016e86b"/>
    </style:style>
    <style:style style:name="P4" style:family="paragraph" style:parent-style-name="Standard">
      <style:text-properties officeooo:paragraph-rsid="0018d090"/>
    </style:style>
    <style:style style:name="P5" style:family="paragraph" style:parent-style-name="Standard">
      <style:text-properties officeooo:paragraph-rsid="00191c7d"/>
    </style:style>
    <style:style style:name="P6" style:family="paragraph" style:parent-style-name="Standard">
      <style:text-properties officeooo:rsid="001140af" officeooo:paragraph-rsid="001140af"/>
    </style:style>
    <style:style style:name="P7" style:family="paragraph" style:parent-style-name="Standard">
      <style:text-properties officeooo:rsid="001140af" officeooo:paragraph-rsid="0012db47"/>
    </style:style>
    <style:style style:name="P8" style:family="paragraph" style:parent-style-name="Standard">
      <style:text-properties officeooo:rsid="001140af" officeooo:paragraph-rsid="001d57ad"/>
    </style:style>
    <style:style style:name="P9" style:family="paragraph" style:parent-style-name="Standard">
      <style:text-properties officeooo:rsid="001140af" officeooo:paragraph-rsid="001e4979"/>
    </style:style>
    <style:style style:name="P10" style:family="paragraph" style:parent-style-name="Standard">
      <style:text-properties officeooo:rsid="0018d090" officeooo:paragraph-rsid="00191c7d"/>
    </style:style>
    <style:style style:name="P11" style:family="paragraph" style:parent-style-name="Standard">
      <style:text-properties officeooo:rsid="0012db47" officeooo:paragraph-rsid="001b3243"/>
    </style:style>
    <style:style style:name="P12" style:family="paragraph" style:parent-style-name="Standard">
      <style:text-properties officeooo:rsid="0012db47" officeooo:paragraph-rsid="00207295"/>
    </style:style>
    <style:style style:name="P13" style:family="paragraph" style:parent-style-name="Standard">
      <style:text-properties officeooo:rsid="001d57ad" officeooo:paragraph-rsid="001d57ad"/>
    </style:style>
    <style:style style:name="P14" style:family="paragraph" style:parent-style-name="Standard">
      <style:text-properties officeooo:rsid="001b3243" officeooo:paragraph-rsid="001b3243"/>
    </style:style>
    <style:style style:name="P15" style:family="paragraph" style:parent-style-name="Standard">
      <style:text-properties officeooo:rsid="001b7b7c" officeooo:paragraph-rsid="001b7b7c"/>
    </style:style>
    <style:style style:name="P16" style:family="paragraph" style:parent-style-name="Standard">
      <style:text-properties officeooo:rsid="001140af" officeooo:paragraph-rsid="0012db47"/>
    </style:style>
    <style:style style:name="P17" style:family="paragraph" style:parent-style-name="Standard">
      <style:text-properties officeooo:rsid="001140af" officeooo:paragraph-rsid="00230341"/>
    </style:style>
    <style:style style:name="T1" style:family="text">
      <style:text-properties officeooo:rsid="001140af"/>
    </style:style>
    <style:style style:name="T2" style:family="text">
      <style:text-properties officeooo:rsid="0012db47"/>
    </style:style>
    <style:style style:name="T3" style:family="text">
      <style:text-properties officeooo:rsid="00135efa"/>
    </style:style>
    <style:style style:name="T4" style:family="text">
      <style:text-properties officeooo:rsid="00150aef"/>
    </style:style>
    <style:style style:name="T5" style:family="text">
      <style:text-properties officeooo:rsid="0016222e"/>
    </style:style>
    <style:style style:name="T6" style:family="text">
      <style:text-properties officeooo:rsid="0016e86b"/>
    </style:style>
    <style:style style:name="T7" style:family="text">
      <style:text-properties officeooo:rsid="0018d090"/>
    </style:style>
    <style:style style:name="T8" style:family="text">
      <style:text-properties officeooo:rsid="00191c7d"/>
    </style:style>
    <style:style style:name="T9" style:family="text">
      <style:text-properties officeooo:rsid="001996e1"/>
    </style:style>
    <style:style style:name="T10" style:family="text">
      <style:text-properties officeooo:rsid="0019fe80"/>
    </style:style>
    <style:style style:name="T11" style:family="text">
      <style:text-properties officeooo:rsid="001b3243"/>
    </style:style>
    <style:style style:name="T12" style:family="text">
      <style:text-properties officeooo:rsid="001b7b7c"/>
    </style:style>
    <style:style style:name="T13" style:family="text">
      <style:text-properties officeooo:rsid="001d57ad"/>
    </style:style>
    <style:style style:name="T14" style:family="text">
      <style:text-properties officeooo:rsid="001e4979"/>
    </style:style>
    <style:style style:name="T15" style:family="text">
      <style:text-properties officeooo:rsid="001f5372"/>
    </style:style>
    <style:style style:name="T16" style:family="text">
      <style:text-properties officeooo:rsid="001f788b"/>
    </style:style>
    <style:style style:name="T17" style:family="text">
      <style:text-properties officeooo:rsid="00207295"/>
    </style:style>
    <style:style style:name="T18" style:family="text">
      <style:text-properties officeooo:rsid="0021fe10"/>
    </style:style>
    <style:style style:name="T19" style:family="text">
      <style:text-properties officeooo:rsid="00230341"/>
    </style:style>
    <style:style style:name="T20" style:family="text">
      <style:text-properties officeooo:rsid="0024567c"/>
    </style:style>
    <style:style style:name="T21" style:family="text">
      <style:text-properties officeooo:rsid="0024a956"/>
    </style:style>
    <style:style style:name="T22" style:family="text">
      <style:text-properties officeooo:rsid="00267f4c"/>
    </style:style>
    <style:style style:name="T23" style:family="text">
      <style:text-properties officeooo:rsid="00283f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==Das Data Glove Buchstabenspiel==</text:p>
      <text:p text:style-name="P6"/>
      <text:p text:style-name="P6"><text:span text:style-name="T13">===</text:span>Grundidee<text:span text:style-name="T13">==</text:span></text:p>
      <text:p text:style-name="P6">* durch die Eingabe von Buchstaben durch den Handschuh werden Worte erzeugt</text:p>
      <text:p text:style-name="P6">* Punktzahl ergibt sich durch Eigenschaften des Wortes</text:p>
      <text:p text:style-name="P6">* Spieler gibt <text:span text:style-name="T10">frei </text:span>an wann er ins nächste Level weiter möchte oder in das <text:span text:style-name="T10">vorherige</text:span> zurück</text:p>
      <text:p text:style-name="P6"/>
      <text:p text:style-name="P6"/>
      <text:p text:style-name="P8"><text:span text:style-name="T13">===</text:span>Punktzählung<text:span text:style-name="T13">===</text:span></text:p>
      <text:p text:style-name="P8">* nur positive <text:span text:style-name="T13">Ganz zahlen</text:span></text:p>
      <text:p text:style-name="P1"><text:span text:style-name="T1">* für das Wort gibt es 32 Punkt </text:span><text:span text:style-name="T6">(Grundwert)</text:span></text:p>
      <text:p text:style-name="P6">* aus den grundlegenden Wortwert werden Multiplikatoren M angewendet</text:p>
      <text:p text:style-name="P6">* Punktwerte werden immer aufgerundet (ceil)</text:p>
      <text:p text:style-name="P6">* pro Buchstabe gibt es Multiplikatoren, je seltener der Buchstabe um so höher der Multiplikator</text:p>
      <text:p text:style-name="P6">** 1 + x / Auftrittswahrscheinlichkeit in der aktuellen Sprache (Möglichkeiten x: Anzahl der Zeichen in Sprache; 64; 128; 8; (abhängig von Level? Besser nicht -&gt; Punktestand soll mit mitnehmbar sein) )</text:p>
      <text:p text:style-name="P6"/>
      <text:p text:style-name="P13">===Levels===</text:p>
      <text:p text:style-name="P6"/>
      <text:p text:style-name="P6">Level 10:</text:p>
      <text:p text:style-name="P6">* eine Seite Fingerposition Handschuh mit Buchstabe (M=0.5)</text:p>
      <text:p text:style-name="P9">** <text:span text:style-name="T14">in Tabelle </text:span><text:span text:style-name="T16">(</text:span><text:span text:style-name="T14">zufällige?</text:span><text:span text:style-name="T16">)</text:span><text:span text:style-name="T14"> ähnlich </text:span>Fingerposition<text:span text:style-name="T14"> und ihre Buchstaben </text:span><text:span text:style-name="T15">(4?; </text:span><text:span text:style-name="T16">8 für jeden Finger eine Position kleiner und größer</text:span><text:span text:style-name="T15">)</text:span></text:p>
      <text:p text:style-name="P9">** mit Daumen werden sie "abgeschickt"</text:p>
      <text:p text:style-name="P6">*andere Seite Buchstabenhaufen <text:span text:style-name="T18">(M_h=0.5)</text:span></text:p>
      <text:p text:style-name="P6">* jeder abgeschickter Buchstabe kommt auf den Buchstabenhaufen</text:p>
      <text:p text:style-name="P6">* liegt auf dem Buchstabenhaufen ein gültiges Wort gibt es Punkte</text:p>
      <text:p text:style-name="P6">** M_g = (Anzahl Buchstaben in Wort) / (Anzahl Buchstaben auf Haufen)</text:p>
      <text:p text:style-name="P6"/>
      <text:p text:style-name="P6">Level 20:</text:p>
      <text:p text:style-name="P6">* nur Haufen</text:p>
      <text:p text:style-name="P6"/>
      <text:p text:style-name="P1"><text:span text:style-name="T1">Level 30 </text:span><text:span text:style-name="T5">bis 49</text:span><text:span text:style-name="T1">:</text:span></text:p>
      <text:p text:style-name="P2"><text:span text:style-name="T1">* Haufen wird nach t Minuten geleert (t= 10 min / (Level-29) ; M_t = </text:span><text:span text:style-name="T11">1 + </text:span><text:span text:style-name="T1">1.1 min / t </text:span><text:span text:style-name="T2">= </text:span><text:span text:style-name="T11">1 + </text:span><text:span text:style-name="T2">0.11 * </text:span><text:span text:style-name="T1">(Level-29) )</text:span></text:p>
      <text:p text:style-name="P6"/>
      <text:p text:style-name="P1"><text:span text:style-name="T1">Level </text:span><text:span text:style-name="T5">10</text:span><text:span text:style-name="T1">0 </text:span><text:span text:style-name="T17">bis unendlich</text:span><text:span text:style-name="T1">:</text:span></text:p>
      <text:p text:style-name="P1"><text:span text:style-name="T1">* es werden </text:span><text:span text:style-name="T2">w </text:span><text:span text:style-name="T1">Worte/</text:span><text:span text:style-name="T2">Phrasen</text:span><text:span text:style-name="T1"> vorgegeben </text:span><text:span text:style-name="T2">(F_w=</text:span><text:span text:style-name="T3">1 + 16 / w </text:span><text:span text:style-name="T2">)</text:span></text:p>
      <text:p text:style-name="P4"><text:span text:style-name="T2">** </text:span><text:span text:style-name="T7">einzelne Buchstaben auch möglich</text:span></text:p>
      <text:p text:style-name="P10">** Textpassagen aus:</text:p>
      <text:p text:style-name="P5"><text:span text:style-name="T7">*** </text:span><text:span text:style-name="T8">Wikipedia (Absatzweise)</text:span></text:p>
      <text:p text:style-name="P10">*** (freien) Büchern (Darwin, Romane; <text:span text:style-name="T11">nach Möglichkeiten interessante</text:span>)</text:p>
      <text:p text:style-name="P11">* jedes ausgelöste <text:span text:style-name="T1">Worte/</text:span>Phrase wird gelöscht und durch neues ersetzt</text:p>
      <text:p text:style-name="P12">* <text:span text:style-name="T11">falscher Buchstabe eingegeben </text:span><text:span text:style-name="T17">alternativen:</text:span></text:p>
      <text:p text:style-name="P12"><text:span text:style-name="T11">** neu anfangen in Wort oder in Phrase 8 Worte zurück + </text:span><text:span text:style-name="T12">Spezialzeichen für weiter</text:span></text:p>
      <text:p text:style-name="P12"><text:span text:style-name="T12">** </text:span><text:span text:style-name="T17">oder anteilig Hälfte der Punkte und Wort löschen </text:span><text:span text:style-name="T1">(Anzahl Buchstaben in Wort) / </text:span><text:span text:style-name="T17">(</text:span><text:span text:style-name="T1">(Anzahl Buchstaben auf Haufen) * </text:span><text:span text:style-name="T17">2)</text:span></text:p>
      <text:p text:style-name="P12"><text:span text:style-name="T17">*** wenn </text:span><text:span text:style-name="T1">Worte/</text:span>Phrasen<text:span text:style-name="T1"> </text:span><text:span text:style-name="T17">vollständig korrekt M_k= floor( 1 + ( </text:span><text:span text:style-name="T1">(Anzahl Buchstaben in Wort) / </text:span><text:span text:style-name="T17">16</text:span><text:span text:style-name="T1"> </text:span><text:span text:style-name="T17">) ^ 1/2</text:span><text:span text:style-name="T1"> </text:span><text:span text:style-name="T17">)</text:span></text:p>
      <text:p text:style-name="P14">* erfasste Buchstaben markieren</text:p>
      <text:p text:style-name="P2"><text:span text:style-name="T1">* </text:span><text:span text:style-name="T3">e</text:span><text:span text:style-name="T2">in </text:span><text:span text:style-name="T3">(altes/</text:span><text:span text:style-name="T4">von älterer Hälfte</text:span><text:span text:style-name="T3">) </text:span><text:span text:style-name="T2">Wort</text:span><text:span text:style-name="T1"> wird nach t Minuten </text:span><text:span text:style-name="T2">gelöscht</text:span><text:span text:style-name="T1"> (t= 10 min / (Level-29) ; M_t = 1.1 min / t </text:span><text:span text:style-name="T2">= 0.11 * </text:span><text:span text:style-name="T1">(Level-29) / </text:span><text:span text:style-name="T2">w</text:span><text:span text:style-name="T1"> )</text:span></text:p>
      <text:p text:style-name="P2"><text:span text:style-name="T1">* </text:span><text:span text:style-name="T4">kurze benötigte Zeit für Wort t_w gibt mehr Punkte</text:span><text:span text:style-name="T1"> </text:span><text:span text:style-name="T4">(F_tw=1 + (Buchstaben in Wort) 1s / t_w <text:s/>)</text:span></text:p>
      <text:p text:style-name="P3"><text:span text:style-name="T1">* </text:span><text:span text:style-name="T6">mit Level werden die </text:span><text:span text:style-name="T1">Worte/</text:span><text:span text:style-name="T2">Phrasen</text:span><text:span text:style-name="T6"> weniger (alle 4 Level eine Phrase weniger bis nur noch eine)</text:span></text:p>
      <text:p text:style-name="P3"><text:span text:style-name="T1">* </text:span><text:span text:style-name="T6">mit Level werden die </text:span><text:span text:style-name="T1">Worte/</text:span><text:span text:style-name="T2">Phrasen</text:span><text:span text:style-name="T6"> schwieriger (Gaußverteilung über log</text:span><text:span text:style-name="T9">(</text:span><text:span text:style-name="T6"> Wortwert (Grundwert * Buchstabenwert) </text:span><text:span text:style-name="T9">)</text:span><text:span text:style-name="T6">: Mittelwert = (Level - 100) )</text:span></text:p>
      <text:p text:style-name="P7"/>
      <text:p text:style-name="P7"/>
      <text:p text:style-name="P7"/>
      <text:p text:style-name="P7"/>
      <text:p text:style-name="P7"/>
      <text:p text:style-name="P7"/>
      <text:p text:style-name="P15">==Kleines anderes Mausspiel==</text:p>
      <text:p text:style-name="P15"/>
      <text:p text:style-name="P15">* Maus mit Handschuh in Mausmodus fangen</text:p>
      <text:p text:style-name="P15">* Mäuse werden schneller und intelligenter (flüchten von Mauszeiger) mit Zeit</text:p>
      <text:p text:style-name="P15"/>
      <text:p text:style-name="P7"/>
      <text:p text:style-name="P7"/>
      <text:p text:style-name="P17"><text:span text:style-name="T19">==Freie Zeichen==</text:span></text:p>
      <text:p text:style-name="P17"><text:span text:style-name="T19"/></text:p>
      <text:p text:style-name="P17"><text:span text:style-name="T19">64 Grundpunkte</text:span></text:p>
      <text:p text:style-name="P17"><text:span text:style-name="T19">* es wird angegeben welches Zeichen </text:span><text:span text:style-name="T23">(z.B. Kopie, „Programm öffnen“)</text:span><text:span text:style-name="T19"> gemacht werden soll</text:span></text:p>
      <text:p text:style-name="P17"><text:span text:style-name="T19">* Angabe in welchen Modi (M_m=0.75)</text:span></text:p>
      <text:p text:style-name="P17"><text:span text:style-name="T19">* Angabe wie dahin gekommen werden kann (Fingerstellungen; M_w=0.25)</text:span></text:p>
      <text:p text:style-name="P17"><text:span text:style-name="T19">* </text:span><text:span text:style-name="T20">Zeit </text:span><text:span text:style-name="T21">Modifizierer:</text:span><text:span text:style-name="T20"> M_t=1 + 3 sec / t_</text:span><text:span text:style-name="T22">benoetigt</text:span></text:p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4-06-15T10:00:04</meta:creation-date>
    <meta:generator>LibreOffice/3.6$Linux_X86_64 LibreOffice_project/360m1$Build-304</meta:generator>
    <dc:date>2014-07-25T21:17:42</dc:date>
    <meta:editing-duration>PT31M59S</meta:editing-duration>
    <meta:editing-cycles>22</meta:editing-cycles>
    <meta:document-statistic meta:table-count="0" meta:image-count="0" meta:object-count="0" meta:page-count="1" meta:paragraph-count="50" meta:word-count="485" meta:character-count="2958" meta:non-whitespace-character-count="2522"/>
  </office:meta>
</office:document-meta>
</file>